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ＭＳ 明朝1" svg:font-family="'ＭＳ 明朝', 'MS Mincho'" style:font-family-generic="roman"/>
    <style:font-face style:name="MeiryoKe_UIGothic" svg:font-family="MeiryoKe_UIGothic" style:font-family-generic="modern" style:font-pitch="variable"/>
    <style:font-face style:name="ＭＳ Ｐゴシック" svg:font-family="'ＭＳ Ｐゴシック'"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MeiryoKe_UIGothic" style:font-name-asian="MeiryoKe_UIGothic" style:font-name-complex="MeiryoKe_UIGothic"/>
    </style:style>
    <style:style style:name="P3" style:family="paragraph" style:parent-style-name="Standard">
      <style:paragraph-properties fo:margin-left="0cm" fo:margin-right="0cm" fo:text-indent="0.37cm" style:auto-text-indent="false"/>
    </style:style>
    <style:style style:name="P4" style:family="paragraph" style:parent-style-name="Standard">
      <style:paragraph-properties fo:margin-left="0cm" fo:margin-right="0cm" fo:text-indent="0.37cm" style:auto-text-indent="false"/>
      <style:text-properties style:font-name="MeiryoKe_UIGothic" style:font-name-asian="MeiryoKe_UIGothic" style:font-name-complex="MeiryoKe_UIGothic"/>
    </style:style>
    <style:style style:name="P5" style:family="paragraph" style:parent-style-name="Standard">
      <style:paragraph-properties fo:margin-left="0.37cm" fo:margin-right="0cm" fo:text-indent="0cm" style:auto-text-indent="false"/>
    </style:style>
    <style:style style:name="P6" style:family="paragraph" style:parent-style-name="Standard">
      <style:paragraph-properties fo:margin-left="0.37cm" fo:margin-right="0cm" fo:text-indent="-0.37cm" style:auto-text-indent="false"/>
    </style:style>
    <style:style style:name="P7" style:family="paragraph" style:parent-style-name="Standard">
      <style:paragraph-properties fo:margin-left="0.37cm" fo:margin-right="0cm" fo:text-indent="-0.37cm" style:auto-text-indent="false"/>
      <style:text-properties style:font-name="MeiryoKe_UIGothic" style:font-name-asian="MeiryoKe_UIGothic" style:font-name-complex="MeiryoKe_UIGothic"/>
    </style:style>
    <style:style style:name="P8" style:family="paragraph" style:parent-style-name="Standard">
      <style:paragraph-properties fo:margin-left="0.37cm" fo:margin-right="0cm" fo:text-indent="-0.37cm" style:auto-text-indent="false">
        <style:tab-stops>
          <style:tab-stop style:position="3.175cm"/>
        </style:tab-stops>
      </style:paragraph-properties>
    </style:style>
    <style:style style:name="P9" style:family="paragraph" style:parent-style-name="Standard">
      <style:paragraph-properties fo:margin-left="0cm" fo:margin-right="0cm" fo:text-indent="0.741cm" style:auto-text-indent="false"/>
      <style:text-properties style:font-name="MeiryoKe_UIGothic" style:font-name-asian="MeiryoKe_UIGothic" style:font-name-complex="MeiryoKe_UIGothic"/>
    </style:style>
    <style:style style:name="P10" style:family="paragraph" style:parent-style-name="Standard">
      <style:paragraph-properties fo:margin-left="0.741cm" fo:margin-right="0cm" fo:text-indent="0cm" style:auto-text-indent="false"/>
      <style:text-properties style:font-name="MeiryoKe_UIGothic" style:font-name-asian="MeiryoKe_UIGothic" style:font-name-complex="MeiryoKe_UIGothic"/>
    </style:style>
    <style:style style:name="P11" style:family="paragraph" style:parent-style-name="Standard">
      <style:paragraph-properties fo:margin-left="1.376cm" fo:margin-right="0cm" fo:text-indent="0cm" style:auto-text-indent="false"/>
      <style:text-properties style:font-name="MeiryoKe_UIGothic" style:font-name-asian="MeiryoKe_UIGothic" style:font-name-complex="MeiryoKe_UIGothic"/>
    </style:style>
    <style:style style:name="P12" style:family="paragraph" style:parent-style-name="Standard">
      <style:paragraph-properties fo:margin-left="1.482cm" fo:margin-right="0cm" fo:text-indent="0cm" style:auto-text-indent="false"/>
      <style:text-properties style:font-name="MeiryoKe_UIGothic" style:font-name-asian="MeiryoKe_UIGothic" style:font-name-complex="MeiryoKe_UIGothic"/>
    </style:style>
    <style:style style:name="P13" style:family="paragraph" style:parent-style-name="Standard">
      <style:paragraph-properties fo:margin-left="0.953cm" fo:margin-right="0cm" fo:text-indent="0cm" style:auto-text-indent="false"/>
      <style:text-properties style:font-name="MeiryoKe_UIGothic" style:font-name-asian="MeiryoKe_UIGothic" style:font-name-complex="MeiryoKe_UIGothic"/>
    </style:style>
    <style:style style:name="P14" style:family="paragraph" style:parent-style-name="Standard">
      <style:paragraph-properties fo:margin-left="0.953cm" fo:margin-right="0cm" fo:text-indent="-0.582cm" style:auto-text-indent="false"/>
    </style:style>
    <style:style style:name="P15" style:family="paragraph" style:parent-style-name="Standard">
      <style:paragraph-properties fo:margin-left="0cm" fo:margin-right="0cm" fo:text-indent="8.571cm" style:auto-text-indent="false"/>
    </style:style>
    <style:style style:name="P16" style:family="paragraph" style:parent-style-name="Standard">
      <style:paragraph-properties fo:margin-left="0cm" fo:margin-right="0cm" fo:text-indent="8.571cm" style:auto-text-indent="false"/>
      <style:text-properties style:font-name="MeiryoKe_UIGothic" style:font-name-asian="MeiryoKe_UIGothic" style:font-name-complex="MeiryoKe_UIGothic"/>
    </style:style>
    <style:style style:name="P17" style:family="paragraph" style:parent-style-name="標準_20__28_Web_29_" style:master-page-name="Standard">
      <style:paragraph-properties fo:margin-top="0cm" fo:margin-bottom="0.494cm" loext:contextual-spacing="false" style:line-height-at-least="0.423cm" fo:text-align="center" style:justify-single-word="false" style:page-number="auto"/>
      <style:text-properties officeooo:paragraph-rsid="000a8f66"/>
    </style:style>
    <style:style style:name="T1" style:family="text">
      <style:text-properties style:font-name="MeiryoKe_UIGothic" fo:font-size="16pt" style:font-name-asian="MeiryoKe_UIGothic" style:font-size-asian="16pt" style:font-name-complex="MeiryoKe_UIGothic" style:font-size-complex="16pt"/>
    </style:style>
    <style:style style:name="T2" style:family="text">
      <style:text-properties style:font-name="MeiryoKe_UIGothic" style:font-name-asian="MeiryoKe_UIGothic" style:font-name-complex="MeiryoKe_UIGothic"/>
    </style:style>
    <style:style style:name="T3" style:family="text">
      <style:text-properties style:font-name="MeiryoKe_UIGothic" officeooo:rsid="000c47be" style:font-name-asian="MeiryoKe_UIGothic" style:font-name-complex="MeiryoKe_UIGothic"/>
    </style:style>
    <style:style style:name="T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Strong_20_Emphasis"><text:span text:style-name="T1">WEB競技会申込システムソフトウェア使用許諾契約書</text:span></text:span></text:p>
      <text:p text:style-name="P3"><text:span text:style-name="T2">田村 徹（以下、「甲」という。）と(有)ブリッジスタジオ（以下、「乙」という。）とは、甲が開発し、著作権を有するソフトウェアの使用許諾に関し、次のとおり契約を締結する。</text:span></text:p>
      <text:p text:style-name="P7"/>
      <text:p text:style-name="P6"><text:span text:style-name="T2">第１条（定義）<text:line-break/>本契約において使用する「本件ソフトウェア」とは、次の各号に定めるプログラムおよび関連資料を合わせたものをいう。</text:span></text:p>
      <text:p text:style-name="P4">１ WEBサーバー上のシステム</text:p>
      <text:p text:style-name="P9">WEBサーバー上のシステムは二つのシステムからなる。</text:p>
      <text:p text:style-name="P10">（１）受付状況表示プログラム</text:p>
      <text:p text:style-name="P11">Webサーバにアップロードしたデータをホームページに表示するプログラム。後述の競技会申込システムから申し込まれたデータを付加して表示する機能も持つ。</text:p>
      <text:p text:style-name="P10">（２）競技会申込システム</text:p>
      <text:p text:style-name="P12">ユーザーがホームページから、競技会を申し込み可能になるようなシステム。</text:p>
      <text:p text:style-name="P4">２ 管理用パソコン上のシステム</text:p>
      <text:p text:style-name="P13">　公益社団法人 日本コントラクトブリッジ連盟制作の受付プログラムで作成したデータから必要なデータを取得・加工の上、Webサーバにアップロードするプログラム。WEBサーバー上のユーザーから申し込まれた情報を管理する機能も併せて持つ。</text:p>
      <text:p text:style-name="P2"/>
      <text:p text:style-name="P7">第２条（使用許諾）<text:line-break/>甲は、本契約所定の条件により、乙に対し、本件ソフトウェアの非独占的な使用を許諾する。</text:p>
      <text:p text:style-name="P2"/>
      <text:p text:style-name="P8"><text:span text:style-name="T2">第３条（ソフトウェアの使用の態様）<text:line-break/>１　本件ソフトウェアの使用は、次の事項をすべて満たすものに限られる。<text:line-break/>　(１)　使用者　　<text:tab/>乙の職員及び乙が指名した者<text:line-break/>　(２)　使用目的　<text:tab/>乙の主催する競技会の受付情報をホームページ上で申込、閲覧できるようにすること<text:line-break/>　(３)　使用場所　<text:tab/>乙の定めた場所</text:span></text:p>
      <text:p text:style-name="P14"><text:span text:style-name="T2">２　乙は、本契約に従いソフトウェアを自己使用する目的または緊急時のバックアップのために、本件ソフトウェアを複製することができる。<text:line-break/></text:span></text:p>
      <text:p text:style-name="P6"><text:span text:style-name="T2">第４条（ソフトウェアの変更）<text:line-break/>乙は、本件ソフトウェアを改変、翻案、加工その他の変更を加えることは、甲の責任の範囲外となる。</text:span></text:p>
      <text:p text:style-name="P2"/>
      <text:p text:style-name="P6"><text:span text:style-name="T2">第５条（使用許諾期間）<text:line-break/>本件ソフトウェアの使用許諾期間は、本契約締結の日から10年間とする。ただし、期間満了の２か月前までに、甲・乙双方からの書面による解約の申し出がない場合、1年間の単位で自動延長されるものとする。</text:span></text:p>
      <text:p text:style-name="P2"/>
      <text:p text:style-name="P6"><text:span text:style-name="T2">第６条（その他権利の不取得）<text:line-break/>甲は、本契約に基づき乙に対して、本件ソフトウェアの使用権のみを許諾するものとし、本契約に規定された場合を除き、</text:span><text:soft-page-break/><text:span text:style-name="T2">本件ソフトウェアおよびその一切の派生物にかかる著作権、特許権その他の知的財産権ならびに所有権その他いかなる権利も付与するものではない。</text:span></text:p>
      <text:p text:style-name="P2"/>
      <text:p text:style-name="P6"><text:span text:style-name="T2">第７条（納入、設置、試用期間）<text:line-break/>１　甲は、乙に対し、甲および乙が別途合意により定める日に、本件ソフトウェアを納入する。<text:line-break/>２　甲は、ソフトウェアを乙が指定する場所で、乙が指定する機器にインストールすることにより納入するものとする。<text:line-break/>３　納入後、３０日間は試用期間とし、この期間内ならば乙は納入を取り消すことができる。但し、それまでに作成に要した労力の対価について甲乙両者の協議の上、決定し、乙は甲に支払うものとする。<text:line-break/>４　乙が第３項に定める試用期間内に甲に対し納入を取り消す旨を通知しない場合、本件ソフトウェアの納入を乙は承諾したものとする。</text:span></text:p>
      <text:p text:style-name="P2"/>
      <text:p text:style-name="P6"><text:span text:style-name="T2">第８条（危険負担）<text:line-break/>納入以後に生じた滅失または損傷については、甲の重大な責に帰すべき事由による場合を除き、乙が危険を負担する。</text:span></text:p>
      <text:p text:style-name="P2"/>
      <text:p text:style-name="P6"><text:span text:style-name="T2">第９条（対価の支払）<text:line-break/>乙は、甲に対し、本件ソフトウェアの使用許諾の対価を、次のとおり支払う。<text:line-break/>１　試用期間終了後　３０日以内に</text:span><text:span text:style-name="T3">別途定めた対価を支払うものとする</text:span><text:span text:style-name="T2">。<text:line-break/>２　第１項に基づき支払われた対価は、返還されないものとする。<text:line-break/>３　乙は、第１項所定の対価を期限までに支払わない場合は、ソフトウェア使用許諾権を失ったものとする。</text:span></text:p>
      <text:p text:style-name="P2"/>
      <text:p text:style-name="P6"><text:span text:style-name="T2">第１０条（保証）<text:line-break/>１　甲は、本契約締結後１年間に限り、本件ソフトウェアが　Windows(7,8,10)がOSとして採用されたパーソナルコンピュータ上で正常に稼働しない場合、甲の選択により本件ソフトウェアの補修、取替えまたは訂正を無償で実施することを保証する。</text:span></text:p>
      <text:p text:style-name="P5"><text:span text:style-name="T2">２　第１項の保証は、乙による改変、翻案、加工その他の変更、または乙の責めに帰すべき事由に基づく補修、取替え、または訂正については適用されないものとする。また、公益社団法人　日本コントラクトブリッジ連盟制作の受付プログラムがバージョンアップなどにより、データ構造が大幅に変更された場合、あるいはホームページのためのレンタルサーバーを変更した場合も、第１項の保証は適用されないものとする。また、この保証は機能の追加には適用されないものとする。<text:line-break/>３　甲は、乙に対して本件ソフトウェアの使用を許諾する権限を有することを保証する。</text:span></text:p>
      <text:p text:style-name="P2"/>
      <text:p text:style-name="P6"><text:span text:style-name="T2">第１１条（損害賠償責任）<text:line-break/>甲は、甲の重大な責めに帰すべき事由により、乙が本件ソフトウェアの使用により被った乙の損害を賠償するものとする。ただし、甲の乙に対する損害賠償額は、本契約に基づき乙が甲に対して損害の賠償時以前に支払った対価相当額を超えないものとする。</text:span></text:p>
      <text:p text:style-name="P2"/>
      <text:p text:style-name="P6"><text:span text:style-name="T2">第１２条（本件ソフトウェアに対する第三者の権利主張）<text:line-break/>１　乙による本件ソフトウェアの使用に関して、第三者が乙に対して、著作権、特許権その他の権利を侵害する旨の主張をした場合、乙は甲に対し直ちにその内容を通知し、甲乙協議の上その対策を講ずるものとする。<text:line-break/>２　第１項の協議を通じて、乙が甲に対して、当該申立ての解決方針および解決方法を単独で決定する権限を与えた場合、甲は、当該申立ての解決に要した和解金、損害金その他の金員ならびに費用の一切を負担するものとする。</text:span></text:p>
      <text:p text:style-name="P2"/>
      <text:p text:style-name="P2"><text:soft-page-break/></text:p>
      <text:p text:style-name="P6"><text:span text:style-name="T2">第１３条（廃棄）<text:line-break/>本契約が期間満了または解除により終了した場合、乙は、直ちに、甲の指示により、本件ソフトウェアおよび関連する資料（これらの複製物を含む。）を消去し、廃棄するものとする。</text:span></text:p>
      <text:p text:style-name="P2"/>
      <text:p text:style-name="P6"><text:span text:style-name="T2">第１４条（本契約の変更）<text:line-break/>本契約は、両当事者の合意により、両当事者の代表者または正当に本人から権限を与えられた代理人の署名（または記名押印）のある、合意の日付および合意が発効する日付を明確に表示した書面によってのみ、変更することができるものとする。</text:span></text:p>
      <text:p text:style-name="P2"/>
      <text:p text:style-name="P6"><text:span text:style-name="T2">第１５条（完全合意）<text:line-break/>本契約は、締結日現在における甲および乙の合意を規定したものであり、本契約締結以前に両当事者間でなされた協議内容、合意事項または一方当事者から相手方に提供された資料、申入れその他の通信と本契約の内容とが相違する場合は、本契約が優先するものとする。</text:span></text:p>
      <text:p text:style-name="P2"/>
      <text:p text:style-name="P6"><text:span text:style-name="T2">第１６条（本契約の有効性および個別性）<text:line-break/>本契約のいずれかの規定が無効または違法であっても、本契約のほかの規定はそれになんら影響を受けることなく有効とする。</text:span></text:p>
      <text:p text:style-name="P2"/>
      <text:p text:style-name="P6"><text:span text:style-name="T2">第１７条（協議）<text:line-break/>１ 公益社団法人 日本コントラクトブリッジ連盟制作の受付プログラムのデータ構造の変更などの改変により、本件ソフトウェアが正常に動作しなくなった場合あるいはホームページのためのレンタルサーバーを変更した場合、甲は可能な限り、バージョンアップなどにより正常な動作をするように努力するが、その場合は有償とし、対価については甲乙両者の協議の上、決定する。</text:span></text:p>
      <text:p text:style-name="P7">　２　その他本件ソフトウェアの使用について、問題が発生した場合は、甲乙両者が誠意をもって対応することとする。</text:p>
      <text:p text:style-name="P2"/>
      <text:p text:style-name="P2">本契約の締結を証するため、本契約書２通を作成し、甲および乙がそれぞれ１通を保管する。</text:p>
      <text:p text:style-name="P2"/>
      <text:p text:style-name="P15"><text:span text:style-name="T2">平成　　　年　　　月　　　日</text:span></text:p>
      <text:p text:style-name="P16"/>
      <text:p text:style-name="P15"><text:span text:style-name="T2">甲　　神奈川県横浜市南区二葉町2-18-5</text:span></text:p>
      <text:p text:style-name="P16"><text:s text:c="5"/>ダイアパレス千歳2-504</text:p>
      <text:p text:style-name="P16"/>
      <text:p text:style-name="P16"/>
      <text:p text:style-name="P16">乙</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ＭＳ 明朝1" svg:font-family="'ＭＳ 明朝', 'MS Mincho'" style:font-family-generic="roman"/>
    <style:font-face style:name="MeiryoKe_UIGothic" svg:font-family="MeiryoKe_UIGothic" style:font-family-generic="modern" style:font-pitch="variable"/>
    <style:font-face style:name="ＭＳ Ｐゴシック" svg:font-family="'ＭＳ Ｐゴシック'"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Liberation Serif" fo:font-size="12pt" fo:language="en" fo:country="US"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language-asian="ja" style:country-asian="JP" style:font-name-complex="Century" style:font-family-complex="Century"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標準_20__28_Web_29_" style:display-name="標準 (Web)" style:family="paragraph" style:parent-style-name="Standard">
      <style:paragraph-properties fo:margin-top="0.494cm" fo:margin-bottom="0.494cm" loext:contextual-spacing="false" fo:text-align="start" style:justify-single-word="false" fo:orphans="2" fo:widows="2"/>
      <style:text-properties style:font-name="ＭＳ Ｐゴシック" fo:font-family="'ＭＳ Ｐゴシック'" style:font-family-generic="modern" style:font-pitch="variable" fo:font-size="12pt" style:letter-kerning="true" style:font-name-asian="ＭＳ Ｐゴシック" style:font-family-asian="'ＭＳ Ｐゴシック'" style:font-family-generic-asian="modern" style:font-pitch-asian="variable" style:font-size-asian="12pt" style:font-name-complex="ＭＳ Ｐゴシック" style:font-family-complex="'ＭＳ Ｐゴシック'" style:font-family-generic-complex="modern" style:font-pitch-complex="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段落フォント" style:family="text"/>
    <style:style style:name="Strong_20_Emphasis" style:display-name="Strong Emphasis" style:family="text" style:parent-style-name="段落フォント">
      <style:text-properties fo:font-weight="bold" style:font-weight-asian="bold" style:font-weight-complex="bold"/>
    </style:style>
    <style:style style:name="Page_20_Number" style:display-name="Page Number" style:family="text" style:parent-style-name="段落フォント"/>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WW8Num1z1" style:num-prefix="(" style:num-suffix=")" style:num-format="ア, イ, ウ, ...">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3" text:style-name="WW8Num1z2"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5" text:style-name="WW8Num1z4" style:num-prefix="(" style:num-suffix=")" style:num-format="ア, イ, ウ, ...">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6" text:style-name="WW8Num1z5"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8" text:style-name="WW8Num1z7" style:num-prefix="(" style:num-suffix=")" style:num-format="ア, イ, ウ, ...">
        <style:list-level-properties text:list-level-position-and-space-mode="label-alignment">
          <style:list-level-label-alignment text:label-followed-by="listtab" text:list-tab-stop-position="7.408cm" fo:text-indent="-0.741cm" fo:margin-left="7.408cm"/>
        </style:list-level-properties>
      </text:list-level-style-number>
      <text:list-level-style-number text:level="9" text:style-name="WW8Num1z8" style:num-format="1">
        <style:list-level-properties text:list-level-position-and-space-mode="label-alignment">
          <style:list-level-label-alignment text:label-followed-by="listtab" text:list-tab-stop-position="8.149cm"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イ, ロ, ハ,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2" text:style-name="WW8Num2z1" style:num-prefix="(" style:num-suffix=")" style:num-format="ア, イ, ウ, ...">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3" text:style-name="WW8Num2z2"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5" text:style-name="WW8Num2z4" style:num-prefix="(" style:num-suffix=")" style:num-format="ア, イ, ウ, ...">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6" text:style-name="WW8Num2z5"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8" text:style-name="WW8Num2z7" style:num-prefix="(" style:num-suffix=")" style:num-format="ア, イ, ウ, ...">
        <style:list-level-properties text:list-level-position-and-space-mode="label-alignment">
          <style:list-level-label-alignment text:label-followed-by="listtab" text:list-tab-stop-position="7.408cm" fo:text-indent="-0.741cm" fo:margin-left="7.408cm"/>
        </style:list-level-properties>
      </text:list-level-style-number>
      <text:list-level-style-number text:level="9" text:style-name="WW8Num2z8" style:num-format="1">
        <style:list-level-properties text:list-level-position-and-space-mode="label-alignment">
          <style:list-level-label-alignment text:label-followed-by="listtab" text:list-tab-stop-position="8.149cm"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501cm" fo:margin-bottom="1.75cm" fo:margin-left="1.501cm" fo:margin-right="1.501cm" style:writing-mode="lr-tb" style:layout-grid-color="#c0c0c0" style:layout-grid-lines="41" style:layout-grid-base-height="0.63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span text:style-name="Page_20_Number"><text:page-number text:select-page="current">3</text:page-number></text:span><text:span text:style-name="Page_20_Number">/</text:span><text:span text:style-name="Page_20_Number"><text:page-count style:num-forma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ソフトウェア使用許諾契約書</dc:title>
    <meta:initial-creator>田村</meta:initial-creator>
    <meta:creation-date>2016-08-01T13:37:00</meta:creation-date>
    <dc:date>2017-01-05T13:28:18.963000000</dc:date>
    <meta:print-date>2016-08-01T13:48:00</meta:print-date>
    <meta:editing-cycles>8</meta:editing-cycles>
    <meta:editing-duration>PT22M21S</meta:editing-duration>
    <meta:generator>LibreOffice/5.2.3.3$Windows_x86 LibreOffice_project/d54a8868f08a7b39642414cf2c8ef2f228f780cf</meta:generator>
    <meta:document-statistic meta:table-count="0" meta:image-count="0" meta:object-count="0" meta:page-count="3" meta:paragraph-count="36" meta:word-count="2927" meta:character-count="3050" meta:non-whitespace-character-count="2966"/>
  </office:meta>
</office:document-meta>
</file>